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6cm" svg:stroke-color="#000000" draw:marker-start-width="0.275cm" draw:marker-end="msArrowEnd_20_5" draw:marker-end-width="0.285cm" draw:marker-end-center="false" draw:stroke-linejoin="round" draw:fill="none" draw:fill-color="#ffffff" draw:textarea-horizontal-align="left" draw:textarea-vertical-align="top" draw:auto-grow-height="false" fo:padding-top="0.155cm" fo:padding-bottom="0.155cm" fo:padding-left="0.275cm" fo:padding-right="0.27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indent="0cm" style:line-break="strict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905cm" svg:x="2.911cm" svg:y="4.186cm">
          <text:list text:style-name="L1">
            <text:list-header>
              <text:p text:style-name="P1"><text:span text:style-name="T1">tool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445cm" svg:height="1.905cm" svg:x="6.051cm" svg:y="1.146cm">
          <text:list text:style-name="L1">
            <text:list-header>
              <text:p text:style-name="P1"><text:span text:style-name="T1">rappture (GU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957cm" svg:x="0.336cm" svg:y="1.646cm">
          <text:list text:style-name="L1">
            <text:list-header>
              <text:p text:style-name="P3"><text:span text:style-name="T1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81cm" svg:height="0.957cm" svg:x="0.336cm" svg:y="4.499cm">
          <text:list text:style-name="L1">
            <text:list-header>
              <text:p text:style-name="P3"><text:span text:style-name="T1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" draw:text-style-name="P5" draw:layer="layout" draw:type="line" svg:x1="4.816cm" svg:y1="4.186cm" svg:x2="6.051cm" svg:y2="2.098cm" draw:start-shape="id1" draw:start-glue-point="0" draw:end-shape="id2" draw:end-glue-point="3" svg:d="m4816 4186 1235-2088">
          <text:p/>
        </draw:connector>
        <draw:custom-shape draw:style-name="gr6" draw:text-style-name="P2" draw:id="id3" draw:layer="layout" svg:width="5.715cm" svg:height="1.905cm" svg:x="9.226cm" svg:y="4.186cm">
          <text:list text:style-name="L1">
            <text:list-header>
              <text:p text:style-name="P1"><text:span text:style-name="T1">driverXXXX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0.496cm" svg:y1="2.098cm" svg:x2="12.083cm" svg:y2="4.186cm" draw:start-shape="id2" draw:start-glue-point="1" draw:end-shape="id3" draw:end-glue-point="0" svg:d="m10496 2098 1587 2088">
          <text:p/>
        </draw:connector>
        <draw:custom-shape draw:style-name="gr7" draw:text-style-name="P2" draw:id="id4" draw:layer="layout" svg:width="3.81cm" svg:height="1.905cm" svg:x="15.711cm" svg:y="1.146cm">
          <text:list text:style-name="L1">
            <text:list-header>
              <text:p text:style-name="P1"><text:span text:style-name="T1">VE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4.941cm" svg:y1="5.138cm" svg:x2="15.711cm" svg:y2="2.098cm" draw:start-shape="id3" draw:start-glue-point="1" draw:end-shape="id4" draw:end-glue-point="3" svg:d="m14941 5138 770-3040">
          <text:p/>
        </draw:connector>
        <draw:custom-shape draw:style-name="gr8" draw:text-style-name="P2" draw:id="id5" draw:layer="layout" svg:width="4.674cm" svg:height="1.905cm" svg:x="18.522cm" svg:y="4.186cm">
          <text:list text:style-name="L1">
            <text:list-header>
              <text:p text:style-name="P1"><text:span text:style-name="T1">runXXXX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9.521cm" svg:y1="2.098cm" svg:x2="20.859cm" svg:y2="4.186cm" draw:start-shape="id4" draw:start-glue-point="1" draw:end-shape="id5" draw:end-glue-point="0" svg:d="m19521 2098 1338 2088">
          <text:p/>
        </draw:connector>
        <draw:custom-shape draw:style-name="gr9" draw:text-style-name="P2" draw:id="id6" draw:layer="layout" svg:width="4.445cm" svg:height="1.905cm" svg:x="22.896cm" svg:y="1.346cm">
          <text:list text:style-name="L1">
            <text:list-header>
              <text:p text:style-name="P1"><text:span text:style-name="T1">rappture (GUI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3.196cm" svg:y1="5.138cm" svg:x2="25.118cm" svg:y2="3.251cm" draw:start-shape="id5" draw:start-glue-point="1" draw:end-shape="id6" draw:end-glue-point="2" svg:d="m23196 5138 1922-18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k </meta:initial-creator>
    <meta:creation-date>2012-07-12T15:33:23</meta:creation-date>
    <dc:date>2012-07-12T15:36:20</dc:date>
    <dc:creator>drk </dc:creator>
    <meta:editing-duration>PT00H02M58S</meta:editing-duration>
    <meta:editing-cycles>1</meta:editing-cycles>
    <meta:document-statistic meta:object-count="13"/>
    <meta:generator>OpenOffice.org/3.2$Unix OpenOffice.org_project/320m19$Build-9505</meta:generator>
  </office:meta>
</office:document-meta>
</file>